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5.5cm" style:rel-column-width="21845*"/>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6" style:family="table-row">
      <style:table-row-properties fo:keep-together="auto"/>
    </style:style>
    <style:style style:name="Table1.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text-properties fo:language="en" fo:country="US" officeooo:rsid="007b3da5" officeooo:paragraph-rsid="007b3da5"/>
    </style:style>
    <style:style style:name="P7" style:family="paragraph" style:parent-style-name="Standard">
      <style:text-properties fo:language="en" fo:country="US" officeooo:rsid="00991500" officeooo:paragraph-rsid="00991500"/>
    </style:style>
    <style:style style:name="P8"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10"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1" style:family="paragraph" style:parent-style-name="Title">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paragraph-rsid="0058ff04"/>
    </style:style>
    <style:style style:name="P14" style:family="paragraph" style:parent-style-name="Heading_20_1">
      <style:paragraph-properties fo:break-before="page"/>
      <style:text-properties fo:language="en" fo:country="US"/>
    </style:style>
    <style:style style:name="P15" style:family="paragraph" style:parent-style-name="Text_20_body">
      <style:text-properties fo:language="en" fo:country="US"/>
    </style:style>
    <style:style style:name="P16" style:family="paragraph" style:parent-style-name="Text_20_body">
      <style:text-properties fo:language="en" fo:country="US" officeooo:rsid="006b7074" officeooo:paragraph-rsid="006b7074"/>
    </style:style>
    <style:style style:name="P17" style:family="paragraph" style:parent-style-name="Text_20_body">
      <style:text-properties fo:language="en" fo:country="US" officeooo:rsid="0064b63a" officeooo:paragraph-rsid="0064b63a"/>
    </style:style>
    <style:style style:name="P18" style:family="paragraph" style:parent-style-name="Text_20_body">
      <style:text-properties fo:language="en" fo:country="US" officeooo:rsid="005cc1f3" officeooo:paragraph-rsid="005cc1f3"/>
    </style:style>
    <style:style style:name="P19" style:family="paragraph" style:parent-style-name="Text_20_body">
      <style:text-properties fo:language="en" fo:country="US" officeooo:rsid="007d69b8" officeooo:paragraph-rsid="007d69b8"/>
    </style:style>
    <style:style style:name="P20" style:family="paragraph" style:parent-style-name="Text_20_body">
      <style:text-properties fo:language="en" fo:country="US" fo:font-weight="normal" officeooo:rsid="00735f3e" officeooo:paragraph-rsid="00735f3e" style:font-weight-asian="normal" style:font-weight-complex="normal"/>
    </style:style>
    <style:style style:name="P21" style:family="paragraph" style:parent-style-name="Text_20_body">
      <style:text-properties fo:language="en" fo:country="US" fo:font-weight="normal" officeooo:rsid="0074cd07" officeooo:paragraph-rsid="0074cd07" style:font-weight-asian="normal" style:font-weight-complex="normal"/>
    </style:style>
    <style:style style:name="P22" style:family="paragraph" style:parent-style-name="Text_20_body">
      <style:text-properties fo:language="en" fo:country="US" officeooo:paragraph-rsid="0084b2b2"/>
    </style:style>
    <style:style style:name="P23" style:family="paragraph" style:parent-style-name="Text_20_body">
      <style:text-properties fo:language="en" fo:country="US" officeooo:rsid="008892e1" officeooo:paragraph-rsid="008892e1"/>
    </style:style>
    <style:style style:name="P24" style:family="paragraph" style:parent-style-name="Text_20_body">
      <style:text-properties fo:language="en" fo:country="US" officeooo:rsid="008a3005" officeooo:paragraph-rsid="008a3005"/>
    </style:style>
    <style:style style:name="P25" style:family="paragraph" style:parent-style-name="Heading_20_2">
      <style:text-properties fo:language="en" fo:country="US"/>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Heading_20_1" style:master-page-name="First_20_Page">
      <style:paragraph-properties style:page-number="auto"/>
      <style:text-properties fo:language="en" fo:country="US"/>
    </style:style>
    <style:style style:name="P29" style:family="paragraph" style:parent-style-name="Text_20_body" style:list-style-name="L1">
      <style:text-properties fo:language="en" fo:country="US" officeooo:rsid="0084b2b2" officeooo:paragraph-rsid="0084b2b2"/>
    </style:style>
    <style:style style:name="P30" style:family="paragraph" style:parent-style-name="Text_20_body" style:list-style-name="L2">
      <style:text-properties fo:language="en" fo:country="US" officeooo:rsid="0084b2b2" officeooo:paragraph-rsid="0084b2b2"/>
    </style:style>
    <style:style style:name="P31" style:family="paragraph" style:parent-style-name="Text_20_body" style:list-style-name="L5">
      <style:text-properties fo:language="en" fo:country="US" officeooo:rsid="0084b2b2" officeooo:paragraph-rsid="0084b2b2"/>
    </style:style>
    <style:style style:name="P32" style:family="paragraph" style:parent-style-name="Text_20_body" style:list-style-name="L2">
      <style:text-properties fo:language="en" fo:country="US" officeooo:rsid="00868a18" officeooo:paragraph-rsid="00868a18"/>
    </style:style>
    <style:style style:name="P33" style:family="paragraph" style:parent-style-name="Text_20_body" style:list-style-name="L3">
      <style:text-properties fo:language="en" fo:country="US" officeooo:rsid="0074cd07" officeooo:paragraph-rsid="0074cd07"/>
    </style:style>
    <style:style style:name="P34" style:family="paragraph" style:parent-style-name="Text_20_body" style:list-style-name="L3">
      <style:text-properties fo:language="en" fo:country="US" officeooo:rsid="008775bc" officeooo:paragraph-rsid="008775bc"/>
    </style:style>
    <style:style style:name="P35" style:family="paragraph" style:parent-style-name="Text_20_body" style:list-style-name="L3">
      <style:text-properties fo:language="en" fo:country="US" officeooo:paragraph-rsid="0074cd07"/>
    </style:style>
    <style:style style:name="P36" style:family="paragraph" style:parent-style-name="Text_20_body" style:list-style-name="L4">
      <style:text-properties fo:language="en" fo:country="US" officeooo:rsid="008892e1" officeooo:paragraph-rsid="008892e1"/>
    </style:style>
    <style:style style:name="P37" style:family="paragraph" style:parent-style-name="Text_20_body" style:list-style-name="L4">
      <style:text-properties fo:language="en" fo:country="US" officeooo:rsid="008a3005" officeooo:paragraph-rsid="008a3005"/>
    </style:style>
    <style:style style:name="P38" style:family="paragraph" style:parent-style-name="Text_20_body" style:list-style-name="L5">
      <style:text-properties fo:language="en" fo:country="US" officeooo:rsid="006cf1da" officeooo:paragraph-rsid="0084b2b2"/>
    </style:style>
    <style:style style:name="P39" style:family="paragraph" style:parent-style-name="Text_20_body" style:list-style-name="L5">
      <style:text-properties fo:language="en" fo:country="US" officeooo:rsid="006cf1da" officeooo:paragraph-rsid="008a3005"/>
    </style:style>
    <style:style style:name="P40" style:family="paragraph" style:parent-style-name="Text_20_body" style:list-style-name="L5">
      <style:text-properties fo:language="en" fo:country="US" officeooo:rsid="006fdc7d" officeooo:paragraph-rsid="0084b2b2"/>
    </style:style>
    <style:style style:name="P41" style:family="paragraph" style:parent-style-name="Text_20_body" style:list-style-name="L5">
      <style:text-properties fo:language="en" fo:country="US" fo:font-weight="normal" officeooo:rsid="006cf1da" officeooo:paragraph-rsid="008a3005" style:font-weight-asian="normal" style:font-weight-complex="normal"/>
    </style:style>
    <style:style style:name="P42" style:family="paragraph" style:parent-style-name="Text_20_body" style:list-style-name="L7">
      <style:text-properties fo:language="en" fo:country="US" officeooo:rsid="007d69b8" officeooo:paragraph-rsid="007d69b8"/>
    </style:style>
    <style:style style:name="P43" style:family="paragraph" style:parent-style-name="Text_20_body" style:list-style-name="L8">
      <style:text-properties fo:language="en" fo:country="US" officeooo:rsid="008d9484" officeooo:paragraph-rsid="008d9484"/>
    </style:style>
    <style:style style:name="P44" style:family="paragraph" style:parent-style-name="Text_20_body" style:list-style-name="L9">
      <style:text-properties fo:language="en" fo:country="US" officeooo:rsid="008d9484" officeooo:paragraph-rsid="008d9484"/>
    </style:style>
    <style:style style:name="P45" style:family="paragraph" style:parent-style-name="Text_20_body" style:list-style-name="L6">
      <style:text-properties officeooo:rsid="008ca3b6" officeooo:paragraph-rsid="008ca3b6"/>
    </style:style>
    <style:style style:name="P46" style:family="paragraph" style:parent-style-name="Text_20_body" style:list-style-name="L7">
      <style:text-properties officeooo:rsid="008d9484" officeooo:paragraph-rsid="00920b4f"/>
    </style:style>
    <style:style style:name="P47" style:family="paragraph" style:parent-style-name="Text_20_body" style:list-style-name="L8">
      <style:text-properties officeooo:rsid="008d9484" officeooo:paragraph-rsid="008d9484"/>
    </style:style>
    <style:style style:name="P48" style:family="paragraph" style:parent-style-name="Text_20_body" style:list-style-name="L9">
      <style:text-properties officeooo:rsid="008d9484" officeooo:paragraph-rsid="008d9484"/>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47316b"/>
    </style:style>
    <style:style style:name="T5" style:family="text">
      <style:text-properties officeooo:rsid="005bb22b"/>
    </style:style>
    <style:style style:name="T6" style:family="text">
      <style:text-properties officeooo:rsid="006cac65"/>
    </style:style>
    <style:style style:name="T7" style:family="text">
      <style:text-properties officeooo:rsid="007193ee"/>
    </style:style>
    <style:style style:name="T8" style:family="text">
      <style:text-properties officeooo:rsid="0074cd07"/>
    </style:style>
    <style:style style:name="T9" style:family="text">
      <style:text-properties officeooo:rsid="007953ce"/>
    </style:style>
    <style:style style:name="T10" style:family="text">
      <style:text-properties officeooo:rsid="007d69b8"/>
    </style:style>
    <style:style style:name="T11" style:family="text">
      <style:text-properties officeooo:rsid="007e9ea8"/>
    </style:style>
    <style:style style:name="T12" style:family="text">
      <style:text-properties officeooo:rsid="008775bc"/>
    </style:style>
    <style:style style:name="T13" style:family="text">
      <style:text-properties fo:language="en" fo:country="US"/>
    </style:style>
    <style:style style:name="T14" style:family="text">
      <style:text-properties fo:language="en" fo:country="US" officeooo:rsid="0064b63a"/>
    </style:style>
    <style:style style:name="T15" style:family="text">
      <style:text-properties fo:language="en" fo:country="US" officeooo:rsid="007c0e94"/>
    </style:style>
    <style:style style:name="T16" style:family="text">
      <style:text-properties fo:language="en" fo:country="US" officeooo:rsid="00920b4f"/>
    </style:style>
    <style:style style:name="T17" style:family="text">
      <style:text-properties fo:language="en" fo:country="US" officeooo:rsid="009c7222"/>
    </style:style>
    <style:style style:name="T18" style:family="text">
      <style:text-properties officeooo:rsid="008a3005"/>
    </style:style>
    <style:style style:name="T19" style:family="text">
      <style:text-properties officeooo:rsid="008d9484"/>
    </style:style>
    <style:style style:name="T20" style:family="text">
      <style:text-properties officeooo:rsid="008f6aa9"/>
    </style:style>
    <style:style style:name="T21" style:family="text">
      <style:text-properties officeooo:rsid="00920b4f"/>
    </style:style>
    <style:style style:name="T22" style:family="text">
      <style:text-properties officeooo:rsid="00955c7c"/>
    </style:style>
    <style:style style:name="T23" style:family="text">
      <style:text-properties officeooo:rsid="0098b352"/>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8">Project name </text:p>
      <text:p text:style-name="P16">Project manager – Canadian office – <text:span text:style-name="T23">2020-2025</text:span></text:p>
      <text:p text:style-name="P12">Fellow<text:span text:style-name="T4">(s)</text:span></text:p>
      <text:p text:style-name="P15">Tarek Loubani</text:p>
      <text:p text:style-name="P12">Short description</text:p>
      <text:p text:style-name="P15">To <text:span text:style-name="T20">provide a project manager who will manage the administrative and financial tasks of the team.</text:span></text:p>
      <text:p text:style-name="P12">Objective(s)</text:p>
      <text:list xml:id="list2944985353" text:style-name="L1">
        <text:list-item>
          <text:p text:style-name="P29">To enable the teams in Gaza, <text:span text:style-name="T23">Tunisia and </text:span>Canada to focus on their specialties by coordinating administrative tasks on their behalf</text:p>
        </text:list-item>
        <text:list-item>
          <text:p text:style-name="P29">To increase the efficiency of the team by ensuring barriers are identified and addressed early.</text:p>
        </text:list-item>
        <text:list-item>
          <text:p text:style-name="P29">To ensure the team's deadlines are met</text:p>
        </text:list-item>
        <text:list-item>
          <text:p text:style-name="P29">To ensure regular team meetings.</text:p>
        </text:list-item>
        <text:list-item>
          <text:p text:style-name="P29">To ensure continuity of the team in the event Tarek is incapacitated.</text:p>
        </text:list-item>
      </text:list>
      <text:p text:style-name="Heading_20_1">Link to scope of fellowship(s)</text:p>
      <text:p text:style-name="P15">The fellowship scope is to both create medical devices and to create the conditions for open source medical devices to thrive. <text:span text:style-name="T7">This work requires effective administrative management. A project manager is a necessary part of this work for two main reasons:</text:span></text:p>
      <text:list xml:id="list1410685355" text:style-name="L2">
        <text:list-item>
          <text:p text:style-name="P30">Members of the team can work on the things they excel at, be they engineering tasks, clinical tasks or medical tasks. Administrative skills would no longer be demanded of each individual on the team, but would be coordinated and consolidated in the project manager.</text:p>
        </text:list-item>
        <text:list-item>
          <text:p text:style-name="P32"><text:soft-page-break/>With these administrative tasks consolidated, there is one person on the team who can have a “bird's eye view” of the tasks of the overall <text:span text:style-name="T12">project, which will allow for easier identification of roadblocks overall and allow the various experts to target those roadblocks.</text:span></text:p>
        </text:list-item>
      </text:list>
      <text:p text:style-name="P12">Context</text:p>
      <text:p text:style-name="P20">Carrie Wakem has <text:span text:style-name="T20">been the full-time project manager for the past year with Glia, and has done a remarkable job balancing the team’s administrative and accounting needs.</text:span></text:p>
      <text:p text:style-name="P21">This proposal <text:span text:style-name="T12">will</text:span> <text:span text:style-name="T20">continue funding for </text:span>Carrie <text:span text:style-name="T20">as a full-time project manager for the coming year</text:span>.</text:p>
      <text:p text:style-name="P12">Intended beneficiaries</text:p>
      <text:list xml:id="list3729645190" text:style-name="L3">
        <text:list-item>
          <text:p text:style-name="P33"><text:span text:style-name="T12">Direct: </text:span>Glia team</text:p>
        </text:list-item>
        <text:list-item>
          <text:p text:style-name="P34">Indirect: Patients, medical professionals and allied staff from low- and middle-income countries</text:p>
        </text:list-item>
      </text:list>
      <text:p text:style-name="P12">Strategic partners</text:p>
      <text:list xml:id="list160916637593872" text:continue-numbering="true" text:style-name="L3">
        <text:list-item>
          <text:p text:style-name="P33">Remote office</text:p>
        </text:list-item>
        <text:list-item>
          <text:p text:style-name="P35">Ministry of Health <text:span text:style-name="T8">in developing country</text:span></text:p>
        </text:list-item>
        <text:list-item>
          <text:p text:style-name="P35"><text:span text:style-name="T8">Remote institutional partners (</text:span>Work Without Border<text:span text:style-name="T8">s, UCST)</text:span></text:p>
        </text:list-item>
      </text:list>
      <text:p text:style-name="P12">Boundary <text:span text:style-name="T3">players</text:span></text:p>
      <text:p text:style-name="P23">Boundary players related to the project manager position break down into three main categories:</text:p>
      <text:list xml:id="list1830839848" text:style-name="L4">
        <text:list-item>
          <text:p text:style-name="P36">Financial</text:p>
          <text:list>
            <text:list-item>
              <text:p text:style-name="P36">Banks in which Glia has accounts</text:p>
            </text:list-item>
            <text:list-item>
              <text:p text:style-name="P36">Banks and other financial institutions that have a relationship with Glia</text:p>
            </text:list-item>
            <text:list-item>
              <text:p text:style-name="P37">Canadian tax authorities</text:p>
            </text:list-item>
          </text:list>
        </text:list-item>
        <text:list-item>
          <text:p text:style-name="P36">Academic</text:p>
          <text:list>
            <text:list-item>
              <text:p text:style-name="P37">Western University's Emergency medicine research program</text:p>
            </text:list-item>
            <text:list-item>
              <text:p text:style-name="P37"><text:soft-page-break/>Lawson Health Research Institute (Western University's research administrators</text:p>
            </text:list-item>
          </text:list>
        </text:list-item>
        <text:list-item>
          <text:p text:style-name="P36">Geopolitical</text:p>
          <text:list>
            <text:list-item>
              <text:p text:style-name="P37">Canada – intelligence agencies</text:p>
            </text:list-item>
            <text:list-item>
              <text:p text:style-name="P37">Israel – intelligence agencies</text:p>
            </text:list-item>
          </text:list>
        </text:list-item>
      </text:list>
      <text:p text:style-name="P12">Methodology and activities</text:p>
      <text:p text:style-name="P24">The project manager will work from his / her home with no fixed schedule. The requirement for this position will be “full professional attention”. <text:span text:style-name="T22">Carrie will provide</text:span> higher-level program administrative functions with the general objective of enhancing and improving the already-existing work of the team and lubricating the actions and movements of team members within the projects.</text:p>
      <text:p text:style-name="P22"><text:span text:style-name="T6">The project manager's responsibilities include</text:span>:</text:p>
      <text:list xml:id="list2598696302" text:style-name="L5">
        <text:list-item>
          <text:p text:style-name="P31"><text:span text:style-name="T18">Managing </text:span>the team's financial reports and expenses</text:p>
        </text:list-item>
        <text:list-item>
          <text:p text:style-name="P38">Connect<text:span text:style-name="T18">ing</text:span> with all members of the team as needed (approximately 1/week, min 1/month) to assess progress and needs</text:p>
        </text:list-item>
        <text:list-item>
          <text:p text:style-name="P38">Organiz<text:span text:style-name="T18">ing</text:span> weekly team meetings</text:p>
        </text:list-item>
        <text:list-item>
          <text:p text:style-name="P40">Maintain the project board (e.g., kanban board) and calendar</text:p>
        </text:list-item>
        <text:list-item>
          <text:p text:style-name="P38">Coordinate quarterly project reports</text:p>
        </text:list-item>
        <text:list-item>
          <text:p text:style-name="P39">Co-manage the financial accounting with Tarek</text:p>
        </text:list-item>
        <text:list-item>
          <text:p text:style-name="P41">Ensure that taxes, legal and financial forms are done and submitted on time</text:p>
        </text:list-item>
      </text:list>
      <text:p text:style-name="P14">Outputs and deliverables</text:p>
      <text:list xml:id="list2013193755" text:style-name="L6">
        <text:list-item>
          <text:p text:style-name="P45">Annual tax filings (in collaboration with accountant)</text:p>
        </text:list-item>
        <text:list-item>
          <text:p text:style-name="P45">Annual Science Research and Experimental Development (SRED) filing with Canadian Revenue Agency (CRA) to facilitate tax incentive for salary paid to Tarek Loubani</text:p>
        </text:list-item>
        <text:list-item>
          <text:p text:style-name="P45">Twice-yearly report on activities and successes</text:p>
        </text:list-item>
        <text:list-item>
          <text:p text:style-name="P45">Rapid minutes for each meeting</text:p>
        </text:list-item>
        <text:list-item>
          <text:p text:style-name="P45">Production of kanban-style task board (e.g., with kanboard) of team's tasks</text:p>
        </text:list-item>
      </text:list>
      <text:p text:style-name="P13">Time frame</text:p>
      <text:p text:style-name="P15">One year, renewable. Start date is effective <text:span text:style-name="T9">2020 July 1</text:span>.</text:p>
      <text:p text:style-name="P12">Resources and budget</text:p>
      <text:p text:style-name="P6">Annual salary: $<text:span text:style-name="T11">50,000 CDN</text:span></text:p>
      <text:p text:style-name="P6"><text:span text:style-name="T11">Employee expenses + b</text:span>enefits: $5,000 <text:span text:style-name="T11">CDN</text:span></text:p>
      <text:p text:style-name="P6"/>
      <table:table table:name="Table1" table:style-name="Table1" table:template-name="Tarek Table">
        <table:table-column table:style-name="Table1.A" table:number-columns-repeated="3"/>
        <table:table-row>
          <table:table-cell table:style-name="Table1.A1" office:value-type="string">
            <text:p text:style-name="P27">Fiscal Year</text:p>
          </table:table-cell>
          <table:table-cell table:style-name="Table1.A1" office:value-type="string">
            <text:p text:style-name="P27">Shuttleworth Contribution</text:p>
          </table:table-cell>
          <table:table-cell table:style-name="Table1.A1" office:value-type="string">
            <text:p text:style-name="P27">Glia Canada contribution</text:p>
          </table:table-cell>
        </table:table-row>
        <table:table-row>
          <table:table-cell table:style-name="Table1.A2" office:value-type="string">
            <text:p text:style-name="P26">2020</text:p>
          </table:table-cell>
          <table:table-cell table:style-name="Table1.A2" office:value-type="string">
            <text:p text:style-name="P26">$55,000.00</text:p>
          </table:table-cell>
          <table:table-cell table:style-name="Table1.A2" office:value-type="string">
            <text:p text:style-name="P26">$0.00</text:p>
          </table:table-cell>
        </table:table-row>
        <table:table-row>
          <table:table-cell table:style-name="Table1.A3" office:value-type="string">
            <text:p text:style-name="P26">2021</text:p>
          </table:table-cell>
          <table:table-cell table:style-name="Table1.A3" office:value-type="string">
            <text:p text:style-name="P26">$44,000.00</text:p>
          </table:table-cell>
          <table:table-cell table:style-name="Table1.A3" office:value-type="string">
            <text:p text:style-name="P26">$11,000.00</text:p>
          </table:table-cell>
        </table:table-row>
        <table:table-row>
          <table:table-cell table:style-name="Table1.A2" office:value-type="string">
            <text:p text:style-name="P26">2022</text:p>
          </table:table-cell>
          <table:table-cell table:style-name="Table1.A2" office:value-type="string">
            <text:p text:style-name="P26">$33,000.00</text:p>
          </table:table-cell>
          <table:table-cell table:style-name="Table1.A2" office:value-type="string">
            <text:p text:style-name="P26">$22,000.00</text:p>
          </table:table-cell>
        </table:table-row>
        <table:table-row>
          <table:table-cell table:style-name="Table1.A3" office:value-type="string">
            <text:p text:style-name="P26">2023</text:p>
          </table:table-cell>
          <table:table-cell table:style-name="Table1.A3" office:value-type="string">
            <text:p text:style-name="P26">$22,000.00</text:p>
          </table:table-cell>
          <table:table-cell table:style-name="Table1.A3" office:value-type="string">
            <text:p text:style-name="P26">$33,000.00</text:p>
          </table:table-cell>
        </table:table-row>
        <table:table-row table:style-name="Table1.6">
          <table:table-cell table:style-name="Table1.A2" office:value-type="string">
            <text:p text:style-name="P26">2024</text:p>
          </table:table-cell>
          <table:table-cell table:style-name="Table1.A2" office:value-type="string">
            <text:p text:style-name="P26">$11,000.00</text:p>
          </table:table-cell>
          <table:table-cell table:style-name="Table1.A2" office:value-type="string">
            <text:p text:style-name="P26">$44,000.00</text:p>
          </table:table-cell>
        </table:table-row>
        <table:table-row>
          <table:table-cell table:style-name="Table1.A7" office:value-type="string">
            <text:p text:style-name="P27">Total</text:p>
          </table:table-cell>
          <table:table-cell table:style-name="Table1.A7" office:value-type="string">
            <text:p text:style-name="P27">$165,000.00</text:p>
          </table:table-cell>
          <table:table-cell table:style-name="Table1.A7" office:value-type="string">
            <text:p text:style-name="P27">$110,000.00</text:p>
          </table:table-cell>
        </table:table-row>
      </table:table>
      <text:p text:style-name="P7"/>
      <text:p text:style-name="P12">Measures of success</text:p>
      <text:p text:style-name="P25">What changes in behaviour do you expect to see?</text:p>
      <text:list xml:id="list3587445736" text:style-name="L7">
        <text:list-item>
          <text:p text:style-name="P42">The group will be able to work more cohesively and efficiently</text:p>
        </text:list-item>
        <text:list-item>
          <text:p text:style-name="P42"><text:soft-page-break/>The PM will be able to more quickly identify blocking issues and barriers to progress in the overall projects</text:p>
        </text:list-item>
        <text:list-item>
          <text:p text:style-name="P42">Better maintained administrative life</text:p>
        </text:list-item>
        <text:list-item>
          <text:p text:style-name="P46"><text:span text:style-name="T14">T</text:span><text:span text:style-name="T13">hat Glia's financial and tax reporting is up-to-date at all times with minimal effort on the part of the non-administrative arms of the project</text:span></text:p>
        </text:list-item>
      </text:list>
      <text:p text:style-name="P25">What changes in behaviour would you like to see?</text:p>
      <text:list xml:id="list1217675158" text:style-name="L8">
        <text:list-item>
          <text:p text:style-name="P47"><text:span text:style-name="T13">That we are able to complete the </text:span><text:span text:style-name="T16">tourniquet </text:span><text:span text:style-name="T13">project smoothly</text:span></text:p>
        </text:list-item>
        <text:list-item>
          <text:p text:style-name="P43">That we are able to start, progress through and complete the electrocardiogram project within the next 1<text:span text:style-name="T21">2</text:span> months</text:p>
        </text:list-item>
      </text:list>
      <text:p text:style-name="P25">What changes in behaviour would you love to see?</text:p>
      <text:list xml:id="list718914095" text:style-name="L9">
        <text:list-item>
          <text:p text:style-name="P44">That Carrie writes and wins a $20,000 grant</text:p>
        </text:list-item>
        <text:list-item>
          <text:p text:style-name="P48"><text:span text:style-name="T15">T</text:span><text:span text:style-name="T13">hat we are able to gain complete financial independence for the project </text:span><text:span text:style-name="T17">by 2022</text:span></text:p>
        </text:list-item>
      </text:list>
      <text:p text:style-name="P12">Communication strategy</text:p>
      <text:p text:style-name="P18">Intra-group communication will be done using Mattermost, Kanboard, email, <text:span text:style-name="T19">videoconference</text:span> and in-person meetings.</text:p>
      <text:p text:style-name="P12"><text:span text:style-name="T5">S</text:span>ustainability strategy</text:p>
      <text:p text:style-name="P19">The planned sustainability strategy is to gain institutional and foundational grants and funding for the project over the next several years.</text:p>
      <text:p text:style-name="P12">Risks</text:p>
      <text:p text:style-name="P17">The main risks <text:span text:style-name="T10">involved here are those associated with Carrie’s increasing skill and capabilities. Over the past year, she has already been approached to work for much higher wages in the emergency department. I expect these offers will continue over the next few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3"><draw:image xlink:href="Pictures/1000000000000672000004FBBF955CF1D5EEB403.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5</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4"><draw:image xlink:href="Pictures/1000000000000672000004FBBF955CF1D5EEB403.jpg" xlink:type="simple" xlink:show="embed" xlink:actuate="onLoad" loext:mime-type="image/jpeg"/></draw:frame></text:p>
        <text:p text:style-name="MP1"/>
        <text:p text:style-name="MP1"/>
        <text:p text:style-name="MP9">Project Pitch Document</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62</meta:editing-cycles>
    <meta:editing-duration>P1DT9H36M40S</meta:editing-duration>
    <meta:initial-creator>Tarek Loubani</meta:initial-creator>
    <dc:date>2019-05-20T16:09:15.451776766</dc:date>
    <meta:document-statistic meta:table-count="1" meta:image-count="3" meta:object-count="0" meta:page-count="5" meta:paragraph-count="102" meta:word-count="863" meta:character-count="5473" meta:non-whitespace-character-count="4749"/>
    <meta:user-defined meta:name="Info 1"/>
    <meta:user-defined meta:name="Info 2"/>
    <meta:user-defined meta:name="Info 3"/>
    <meta:user-defined meta:name="Info 4"/>
  </office:meta>
</office:document-meta>
</file>